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6.94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imesNewRoman1" fo:font-size="24pt" fo:font-weight="normal" style:font-size-asian="24pt" style:font-weight-asian="normal" style:font-name-complex="TimesNewRoman1" style:font-size-complex="24pt" style:font-weight-complex="normal"/>
    </style:style>
    <style:style style:name="T2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5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46cm" svg:height="0.937cm" svg:x="10.611cm" svg:y="2.1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54cm" svg:x="10.823cm" svg:y="2.5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205cm" svg:height="0.937cm" svg:x="4.59cm" svg:y="3.505cm">
          <draw:text-box>
            <text:p text:style-name="P1"><text:span text:style-name="T1">An </text:span><text:span text:style-name="T1">Assi</text:span><text:span text:style-name="T1">gnm</text:span><text:span text:style-name="T1">ent </text:span><text:span text:style-name="T1">on </text:span><text:span text:style-name="T1">Disc</text:span><text:span text:style-name="T1">rete </text:span><text:span text:style-name="T1">Mat</text:span><text:span text:style-name="T1">hem</text:span><text:span text:style-name="T1">atics </text:span></text:p>
          </draw:text-box>
        </draw:frame>
        <draw:frame draw:style-name="gr1" draw:text-style-name="P2" draw:layer="layout" svg:width="0.846cm" svg:height="0.937cm" svg:x="8.621cm" svg:y="4.555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562cm" svg:height="0.628cm" svg:x="2.541cm" svg:y="5.59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54cm" svg:x="2.681cm" svg:y="5.73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2cm" svg:height="0.628cm" svg:x="2.541cm" svg:y="6.4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54cm" svg:x="2.681cm" svg:y="6.62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15cm" svg:y="7.48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7.084cm" svg:height="0.547cm" svg:x="2.515cm" svg:y="8.493cm">
          <draw:text-box>
            <text:p text:style-name="P1"><text:span text:style-name="T4">Course Title: Discrete Mathematics</text:span></text:p>
          </draw:text-box>
        </draw:frame>
        <draw:frame draw:style-name="gr2" draw:text-style-name="P3" draw:layer="layout" svg:width="0.388cm" svg:height="0.454cm" svg:x="10.607cm" svg:y="8.57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4cm" svg:height="0.547cm" svg:x="2.515cm" svg:y="9.505cm">
          <draw:text-box>
            <text:p text:style-name="P1"><text:span text:style-name="T4">Course Code: CSE-2107 </text:span></text:p>
          </draw:text-box>
        </draw:frame>
        <draw:frame draw:style-name="gr2" draw:text-style-name="P3" draw:layer="layout" svg:width="0.388cm" svg:height="0.454cm" svg:x="7.524cm" svg:y="9.58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10.508cm">
          <draw:text-box>
            <text:p text:style-name="P1"><text:span text:style-name="T4"><text:s text:c="2"/></text:span></text:p>
          </draw:text-box>
        </draw:frame>
        <draw:frame draw:style-name="gr4" draw:text-style-name="P5" draw:layer="layout" svg:width="0.494cm" svg:height="0.547cm" svg:x="2.541cm" svg:y="11.3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541cm" svg:y="12.2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12.8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664cm" svg:y="12.95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29cm" svg:height="0.547cm" svg:x="2.541cm" svg:y="13.484cm">
          <draw:text-box>
            <text:p text:style-name="P1"><text:span text:style-name="T5">Submitted By </text:span></text:p>
          </draw:text-box>
        </draw:frame>
        <draw:frame draw:style-name="gr2" draw:text-style-name="P3" draw:layer="layout" svg:width="0.388cm" svg:height="0.454cm" svg:x="5.559cm" svg:y="13.56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29cm" svg:height="0.547cm" svg:x="13.045cm" svg:y="13.484cm">
          <draw:text-box>
            <text:p text:style-name="P1"><text:span text:style-name="T5">Submitted To </text:span></text:p>
          </draw:text-box>
        </draw:frame>
        <draw:frame draw:style-name="gr2" draw:text-style-name="P3" draw:layer="layout" svg:width="0.388cm" svg:height="0.454cm" svg:x="16.065cm" svg:y="13.56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323cm" svg:height="0.547cm" svg:x="2.541cm" svg:y="14.492cm">
          <draw:text-box>
            <text:p text:style-name="P1"><text:span text:style-name="T4">Name:</text:span></text:p>
          </draw:text-box>
        </draw:frame>
        <draw:frame draw:style-name="gr2" draw:text-style-name="P3" draw:layer="layout" svg:width="3.165cm" svg:height="0.454cm" svg:x="3.857cm" svg:y="14.572cm">
          <draw:text-box>
            <text:p text:style-name="P1"><text:span text:style-name="T2"><text:s/></text:span><text:span text:style-name="T2">Md. Emon Khan</text:span></text:p>
          </draw:text-box>
        </draw:frame>
        <draw:frame draw:style-name="gr4" draw:text-style-name="P5" draw:layer="layout" svg:width="6.665cm" svg:height="0.547cm" svg:x="12.977cm" svg:y="14.482cm">
          <draw:text-box>
            <text:p text:style-name="P1"><text:span text:style-name="T4">Prof. Dr. Anupam Kumar Bairagi</text:span></text:p>
          </draw:text-box>
        </draw:frame>
        <draw:frame draw:style-name="gr2" draw:text-style-name="P3" draw:layer="layout" svg:width="0.388cm" svg:height="0.454cm" svg:x="15.912cm" svg:y="14.5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662cm" svg:height="0.547cm" svg:x="2.541cm" svg:y="15.5cm">
          <draw:text-box>
            <text:p text:style-name="P1"><text:span text:style-name="T4">ID:</text:span></text:p>
          </draw:text-box>
        </draw:frame>
        <draw:frame draw:style-name="gr2" draw:text-style-name="P3" draw:layer="layout" svg:width="2.872cm" svg:height="0.454cm" svg:x="3.201cm" svg:y="15.58cm">
          <draw:text-box>
            <text:p text:style-name="P1"><text:span text:style-name="T2"><text:s/></text:span><text:span text:style-name="T2">20231076010</text:span></text:p>
          </draw:text-box>
        </draw:frame>
        <draw:frame draw:style-name="gr2" draw:text-style-name="P3" draw:layer="layout" svg:width="0.388cm" svg:height="0.454cm" svg:x="16.133cm" svg:y="15.5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636cm" svg:height="0.547cm" svg:x="2.541cm" svg:y="16.503cm">
          <draw:text-box>
            <text:p text:style-name="P1"><text:span text:style-name="T4">Section:</text:span></text:p>
          </draw:text-box>
        </draw:frame>
        <draw:frame draw:style-name="gr2" draw:text-style-name="P3" draw:layer="layout" svg:width="0.388cm" svg:height="0.454cm" svg:x="4.158cm" svg:y="16.583cm">
          <draw:text-box>
            <text:p text:style-name="P1"><text:span text:style-name="T2">B</text:span></text:p>
          </draw:text-box>
        </draw:frame>
        <draw:frame draw:style-name="gr4" draw:text-style-name="P5" draw:layer="layout" svg:width="4.426cm" svg:height="0.547cm" svg:x="2.541cm" svg:y="17.51cm">
          <draw:text-box>
            <text:p text:style-name="P1"><text:span text:style-name="T4">Program: HSC Intake </text:span></text:p>
          </draw:text-box>
        </draw:frame>
        <draw:frame draw:style-name="gr4" draw:text-style-name="P5" draw:layer="layout" svg:width="5.857cm" svg:height="0.547cm" svg:x="2.541cm" svg:y="18.518cm">
          <draw:text-box>
            <text:p text:style-name="P1"><text:span text:style-name="T4">Exam Semester: Spring-2024</text:span></text:p>
          </draw:text-box>
        </draw:frame>
        <draw:frame draw:style-name="gr2" draw:text-style-name="P3" draw:layer="layout" svg:width="0.388cm" svg:height="0.454cm" svg:x="8.358cm" svg:y="18.59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6.945cm" svg:height="0.953cm" svg:x="12.977cm" svg:y="15.752cm">
          <draw:text-box>
            <text:p text:style-name="P1"><text:span text:style-name="T4">North Western University, Khulna</text:span></text:p>
          </draw:text-box>
        </draw:frame>
        <draw:frame draw:style-name="gr2" draw:text-style-name="P3" draw:layer="layout" svg:width="0.388cm" svg:height="0.454cm" svg:x="19.876cm" svg:y="18.24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7.63cm" svg:height="0.547cm" svg:x="2.541cm" svg:y="19.517cm">
          <draw:text-box>
            <text:p text:style-name="P1"><text:span text:style-name="T4">Department of Computer Science and </text:span></text:p>
          </draw:text-box>
        </draw:frame>
        <draw:frame draw:style-name="gr4" draw:text-style-name="P5" draw:layer="layout" svg:width="2.559cm" svg:height="0.547cm" svg:x="2.541cm" svg:y="20.173cm">
          <draw:text-box>
            <text:p text:style-name="P1"><text:span text:style-name="T4">Engineering </text:span></text:p>
          </draw:text-box>
        </draw:frame>
        <draw:frame draw:style-name="gr4" draw:text-style-name="P5" draw:layer="layout" svg:width="6.877cm" svg:height="0.547cm" svg:x="2.541cm" svg:y="21.182cm">
          <draw:text-box>
            <text:p text:style-name="P1"><text:span text:style-name="T4">North Western University, Khulna</text:span></text:p>
          </draw:text-box>
        </draw:frame>
        <draw:frame draw:style-name="gr2" draw:text-style-name="P3" draw:layer="layout" svg:width="0.388cm" svg:height="0.454cm" svg:x="9.37cm" svg:y="21.2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13.045cm" svg:y="19.5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15cm" svg:y="22.1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22.693cm">
          <draw:text-box>
            <text:p text:style-name="P1"><text:span text:style-name="T4"><text:s text:c="3"/></text:span></text:p>
          </draw:text-box>
        </draw:frame>
        <draw:frame draw:style-name="gr2" draw:text-style-name="P3" draw:layer="layout" svg:width="0.388cm" svg:height="0.454cm" svg:x="2.541cm" svg:y="23.6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94cm" svg:height="0.547cm" svg:x="2.541cm" svg:y="24.4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54cm" svg:x="2.664cm" svg:y="24.52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651cm" svg:height="0.547cm" svg:x="2.515cm" svg:y="25.449cm">
          <draw:text-box>
            <text:p text:style-name="P1"><text:span text:style-name="T4">Submission Date: </text:span></text:p>
          </draw:text-box>
        </draw:frame>
        <draw:frame draw:style-name="gr2" draw:text-style-name="P3" draw:layer="layout" svg:width="2.386cm" svg:height="0.454cm" svg:x="6.139cm" svg:y="25.529cm">
          <draw:text-box>
            <text:p text:style-name="P1"><text:span text:style-name="T2"><text:s/></text:span><text:span text:style-name="T2">25/05/20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5T07:59:58.102698622</dc:date>
    <meta:editing-duration>PT4M23S</meta:editing-duration>
    <meta:editing-cycles>1</meta:editing-cycles>
    <meta:document-statistic meta:object-count="48"/>
    <meta:generator>LibreOffice/7.3.7.2$Linux_X86_64 LibreOffice_project/30$Build-2</meta:generator>
  </office:meta>
</office:document-meta>
</file>